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0c6d" officeooo:paragraph-rsid="00060c6d"/>
    </style:style>
    <style:style style:name="P2" style:family="paragraph" style:parent-style-name="Standard">
      <style:text-properties officeooo:rsid="00063055" officeooo:paragraph-rsid="00063055"/>
    </style:style>
    <style:style style:name="P3" style:family="paragraph" style:parent-style-name="Standard">
      <style:text-properties fo:font-weight="bold" officeooo:rsid="00063055" officeooo:paragraph-rsid="00063055" style:font-weight-asian="bold" style:font-weight-complex="bold"/>
    </style:style>
    <style:style style:name="P4" style:family="paragraph" style:parent-style-name="Standard">
      <style:text-properties fo:font-weight="bold" officeooo:rsid="0007b33f" officeooo:paragraph-rsid="0007b33f" style:font-weight-asian="bold" style:font-weight-complex="bold"/>
    </style:style>
    <style:style style:name="P5" style:family="paragraph" style:parent-style-name="Standard">
      <style:text-properties fo:font-weight="bold" officeooo:rsid="0007b6c2" officeooo:paragraph-rsid="0007b6c2" style:font-weight-asian="bold" style:font-weight-complex="bold"/>
    </style:style>
    <style:style style:name="P6" style:family="paragraph" style:parent-style-name="Standard">
      <style:text-properties fo:font-weight="bold" officeooo:rsid="00149f94" officeooo:paragraph-rsid="00149f94" style:font-weight-asian="bold" style:font-weight-complex="bold"/>
    </style:style>
    <style:style style:name="P7" style:family="paragraph" style:parent-style-name="Standard">
      <style:text-properties fo:font-weight="bold" officeooo:rsid="001bb560" officeooo:paragraph-rsid="001bb56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63055" officeooo:paragraph-rsid="0006305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63055" officeooo:paragraph-rsid="00063055" style:font-weight-asian="normal" style:font-weight-complex="normal"/>
    </style:style>
    <style:style style:name="P10" style:family="paragraph" style:parent-style-name="Standard">
      <style:text-properties fo:font-weight="normal" officeooo:rsid="00063055" officeooo:paragraph-rsid="00063055" style:font-weight-asian="normal" style:font-weight-complex="normal"/>
    </style:style>
    <style:style style:name="P11" style:family="paragraph" style:parent-style-name="Standard">
      <style:text-properties fo:font-weight="normal" officeooo:rsid="0007b33f" officeooo:paragraph-rsid="0007b33f" style:font-weight-asian="normal" style:font-weight-complex="normal"/>
    </style:style>
    <style:style style:name="P12" style:family="paragraph" style:parent-style-name="Standard">
      <style:text-properties fo:font-weight="normal" officeooo:rsid="0007b6c2" officeooo:paragraph-rsid="0007b6c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63055" officeooo:paragraph-rsid="0006305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7b33f" officeooo:paragraph-rsid="0007b33f" style:font-weight-asian="normal" style:font-weight-complex="normal"/>
    </style:style>
    <style:style style:name="P15" style:family="paragraph" style:parent-style-name="Standard">
      <style:text-properties fo:color="#2a6099" fo:font-weight="normal" officeooo:rsid="0009fe8b" officeooo:paragraph-rsid="0009fe8b" style:font-weight-asian="normal" style:font-weight-complex="normal"/>
    </style:style>
    <style:style style:name="P16" style:family="paragraph" style:parent-style-name="Standard">
      <style:text-properties fo:color="#2a6099" fo:font-weight="normal" officeooo:rsid="000ffd0a" officeooo:paragraph-rsid="000ffd0a" style:font-weight-asian="normal" style:font-weight-complex="normal"/>
    </style:style>
    <style:style style:name="P17" style:family="paragraph" style:parent-style-name="Standard">
      <style:text-properties fo:color="#2a6099" fo:font-weight="normal" officeooo:rsid="0011d34f" officeooo:paragraph-rsid="0011d34f" style:font-weight-asian="normal" style:font-weight-complex="normal"/>
    </style:style>
    <style:style style:name="P18" style:family="paragraph" style:parent-style-name="Standard">
      <style:text-properties fo:color="#2a6099" fo:font-weight="normal" officeooo:rsid="0016d701" officeooo:paragraph-rsid="0016d701" style:font-weight-asian="normal" style:font-weight-complex="normal"/>
    </style:style>
    <style:style style:name="P19" style:family="paragraph" style:parent-style-name="Standard">
      <style:text-properties fo:color="#2a6099" fo:font-weight="normal" officeooo:rsid="0017d8bb" officeooo:paragraph-rsid="0017d8bb" style:font-weight-asian="normal" style:font-weight-complex="normal"/>
    </style:style>
    <style:style style:name="P20" style:family="paragraph" style:parent-style-name="Standard">
      <style:text-properties fo:color="#2a6099" fo:font-weight="normal" officeooo:rsid="001d492a" officeooo:paragraph-rsid="001d492a" style:font-weight-asian="normal" style:font-weight-complex="normal"/>
    </style:style>
    <style:style style:name="P21" style:family="paragraph" style:parent-style-name="Standard">
      <style:text-properties fo:color="#2a6099" fo:font-weight="bold" officeooo:rsid="0009cde5" officeooo:paragraph-rsid="0009cde5" style:font-weight-asian="bold" style:font-weight-complex="bold"/>
    </style:style>
    <style:style style:name="P22" style:family="paragraph" style:parent-style-name="Standard">
      <style:text-properties fo:color="#2a6099" fo:font-weight="bold" officeooo:rsid="0009fe8b" officeooo:paragraph-rsid="0009fe8b" style:font-weight-asian="bold" style:font-weight-complex="bold"/>
    </style:style>
    <style:style style:name="P23" style:family="paragraph" style:parent-style-name="Standard">
      <style:text-properties fo:color="#2a6099" fo:font-weight="bold" officeooo:rsid="000c77b4" officeooo:paragraph-rsid="000c77b4" style:font-weight-asian="bold" style:font-weight-complex="bold"/>
    </style:style>
    <style:style style:name="P24" style:family="paragraph" style:parent-style-name="Standard">
      <style:text-properties fo:color="#2a6099" fo:font-weight="bold" officeooo:rsid="000e3369" officeooo:paragraph-rsid="000e3369" style:font-weight-asian="bold" style:font-weight-complex="bold"/>
    </style:style>
    <style:style style:name="P25" style:family="paragraph" style:parent-style-name="Standard">
      <style:text-properties fo:color="#2a6099" fo:font-weight="bold" officeooo:rsid="000ffd0a" officeooo:paragraph-rsid="000ffd0a" style:font-weight-asian="bold" style:font-weight-complex="bold"/>
    </style:style>
    <style:style style:name="P26" style:family="paragraph" style:parent-style-name="Standard">
      <style:text-properties fo:color="#2a6099" fo:font-weight="bold" officeooo:rsid="0011d34f" officeooo:paragraph-rsid="0011d34f" style:font-weight-asian="bold" style:font-weight-complex="bold"/>
    </style:style>
    <style:style style:name="P27" style:family="paragraph" style:parent-style-name="Standard">
      <style:text-properties fo:color="#2a6099" fo:font-weight="bold" officeooo:rsid="001688f3" officeooo:paragraph-rsid="001688f3" style:font-weight-asian="bold" style:font-weight-complex="bold"/>
    </style:style>
    <style:style style:name="P28" style:family="paragraph" style:parent-style-name="Standard">
      <style:text-properties fo:color="#2a6099" fo:font-weight="bold" officeooo:rsid="0016d701" officeooo:paragraph-rsid="0016d701" style:font-weight-asian="bold" style:font-weight-complex="bold"/>
    </style:style>
    <style:style style:name="P29" style:family="paragraph" style:parent-style-name="Standard">
      <style:text-properties fo:color="#2a6099" fo:font-weight="bold" officeooo:rsid="00197862" officeooo:paragraph-rsid="00197862" style:font-weight-asian="bold" style:font-weight-complex="bold"/>
    </style:style>
    <style:style style:name="P30" style:family="paragraph" style:parent-style-name="Standard">
      <style:text-properties fo:color="#2a6099" fo:font-weight="bold" officeooo:rsid="001d492a" officeooo:paragraph-rsid="001d492a" style:font-weight-asian="bold" style:font-weight-complex="bold"/>
    </style:style>
    <style:style style:name="P31" style:family="paragraph" style:parent-style-name="Standard">
      <style:text-properties fo:color="#000000" fo:font-weight="bold" officeooo:rsid="000e3369" officeooo:paragraph-rsid="000e3369" style:font-weight-asian="bold" style:font-weight-complex="bold"/>
    </style:style>
    <style:style style:name="P32" style:family="paragraph" style:parent-style-name="Standard">
      <style:text-properties fo:color="#000000" fo:font-weight="bold" officeooo:rsid="001688f3" officeooo:paragraph-rsid="001688f3" style:font-weight-asian="bold" style:font-weight-complex="bold"/>
    </style:style>
    <style:style style:name="P33" style:family="paragraph" style:parent-style-name="Standard">
      <style:text-properties fo:color="#000000" fo:font-weight="bold" officeooo:rsid="00197862" officeooo:paragraph-rsid="00197862" style:font-weight-asian="bold" style:font-weight-complex="bold"/>
    </style:style>
    <style:style style:name="P34" style:family="paragraph" style:parent-style-name="Standard">
      <style:text-properties officeooo:paragraph-rsid="000c77b4"/>
    </style:style>
    <style:style style:name="P35" style:family="paragraph" style:parent-style-name="Standard">
      <style:text-properties officeooo:paragraph-rsid="0012d892"/>
    </style:style>
    <style:style style:name="P36" style:family="paragraph" style:parent-style-name="Standard">
      <style:text-properties officeooo:rsid="00149f94" officeooo:paragraph-rsid="00149f94"/>
    </style:style>
    <style:style style:name="P37" style:family="paragraph" style:parent-style-name="Standard">
      <style:text-properties officeooo:paragraph-rsid="000e3369"/>
    </style:style>
    <style:style style:name="P38" style:family="paragraph" style:parent-style-name="Standard">
      <style:text-properties officeooo:paragraph-rsid="001688f3"/>
    </style:style>
    <style:style style:name="P39" style:family="paragraph" style:parent-style-name="Standard">
      <style:text-properties officeooo:paragraph-rsid="0017d8bb"/>
    </style:style>
    <style:style style:name="P40" style:family="paragraph" style:parent-style-name="Standard">
      <style:text-properties officeooo:paragraph-rsid="00197862"/>
    </style:style>
    <style:style style:name="P41" style:family="paragraph" style:parent-style-name="Standard">
      <style:text-properties officeooo:paragraph-rsid="001bb560"/>
    </style:style>
    <style:style style:name="P42" style:family="paragraph" style:parent-style-name="Standard">
      <style:text-properties officeooo:paragraph-rsid="000bfd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8d95f"/>
    </style:style>
    <style:style style:name="T4" style:family="text">
      <style:text-properties fo:color="#2a6099"/>
    </style:style>
    <style:style style:name="T5" style:family="text">
      <style:text-properties fo:color="#2a6099" fo:font-weight="bold" style:font-weight-asian="bold" style:font-weight-complex="bold"/>
    </style:style>
    <style:style style:name="T6" style:family="text">
      <style:text-properties fo:color="#2a6099" fo:font-weight="bold" officeooo:rsid="0012d892" style:font-weight-asian="bold" style:font-weight-complex="bold"/>
    </style:style>
    <style:style style:name="T7" style:family="text">
      <style:text-properties fo:color="#2a6099" fo:font-weight="bold" officeooo:rsid="00149f94" style:font-weight-asian="bold" style:font-weight-complex="bold"/>
    </style:style>
    <style:style style:name="T8" style:family="text">
      <style:text-properties fo:color="#2a6099" fo:font-weight="bold" officeooo:rsid="000e3369" style:font-weight-asian="bold" style:font-weight-complex="bold"/>
    </style:style>
    <style:style style:name="T9" style:family="text">
      <style:text-properties fo:color="#2a6099" fo:font-weight="bold" officeooo:rsid="001688f3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officeooo:rsid="000c77b4" style:font-weight-asian="normal" style:font-weight-complex="normal"/>
    </style:style>
    <style:style style:name="T13" style:family="text">
      <style:text-properties fo:color="#000000" fo:font-weight="normal" officeooo:rsid="00149f94" style:font-weight-asian="normal" style:font-weight-complex="normal"/>
    </style:style>
    <style:style style:name="T14" style:family="text">
      <style:text-properties fo:color="#000000" fo:font-weight="normal" officeooo:rsid="0012d892" style:font-weight-asian="normal" style:font-weight-complex="normal"/>
    </style:style>
    <style:style style:name="T15" style:family="text">
      <style:text-properties fo:color="#000000" fo:font-weight="normal" officeooo:rsid="001688f3" style:font-weight-asian="normal" style:font-weight-complex="normal"/>
    </style:style>
    <style:style style:name="T16" style:family="text">
      <style:text-properties fo:color="#000000" fo:font-weight="normal" officeooo:rsid="000e3369" style:font-weight-asian="normal" style:font-weight-complex="normal"/>
    </style:style>
    <style:style style:name="T17" style:family="text">
      <style:text-properties fo:color="#000000" fo:font-weight="normal" officeooo:rsid="0016d701" style:font-weight-asian="normal" style:font-weight-complex="normal"/>
    </style:style>
    <style:style style:name="T18" style:family="text">
      <style:text-properties fo:color="#000000" fo:font-weight="normal" officeooo:rsid="0017d8bb" style:font-weight-asian="normal" style:font-weight-complex="normal"/>
    </style:style>
    <style:style style:name="T19" style:family="text">
      <style:text-properties fo:color="#000000" fo:font-weight="normal" officeooo:rsid="00195775" style:font-weight-asian="normal" style:font-weight-complex="normal"/>
    </style:style>
    <style:style style:name="T20" style:family="text">
      <style:text-properties fo:color="#000000" fo:font-weight="normal" officeooo:rsid="00197862" style:font-weight-asian="normal" style:font-weight-complex="normal"/>
    </style:style>
    <style:style style:name="T21" style:family="text">
      <style:text-properties fo:color="#000000" fo:font-weight="normal" officeooo:rsid="001ad600" style:font-weight-asian="normal" style:font-weight-complex="normal"/>
    </style:style>
    <style:style style:name="T22" style:family="text">
      <style:text-properties fo:color="#000000" fo:font-weight="normal" officeooo:rsid="001bb560" style:font-weight-asian="normal" style:font-weight-complex="normal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fo:color="#000000" fo:font-weight="bold" officeooo:rsid="0017d8bb" style:font-weight-asian="bold" style:font-weight-complex="bold"/>
    </style:style>
    <style:style style:name="T25" style:family="text">
      <style:text-properties fo:color="#000000" officeooo:rsid="0017d8bb"/>
    </style:style>
    <style:style style:name="T26" style:family="text">
      <style:text-properties fo:color="#000000" officeooo:rsid="00195775"/>
    </style:style>
    <style:style style:name="T27" style:family="text">
      <style:text-properties fo:color="#000000" officeooo:rsid="001ad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lass Descriptions:</text:p>
      <text:p text:style-name="P2"/>
      <text:p text:style-name="P8">data_loader_chain</text:p>
      <text:p text:style-name="P3"/>
      <text:p text:style-name="P10"><text:span text:style-name="T5">data_loader</text:span><text:span text:style-name="T4">:</text:span> For loading raw data from file and carrying out initial and colour cut</text:p>
      <text:p text:style-name="P9"/>
      <text:p text:style-name="P9"/>
      <text:p text:style-name="P13"><text:span text:style-name="T2">init </text:span>(galaxy(str), CLS(bool), cls_bands(str), mag(bool), ext(bool), path_to_file(str))</text:p>
      <text:p text:style-name="P13"/>
      <text:p text:style-name="P14">Reads in data, carries out cls and magnitude cuts, along with extinction corrections. Sets dataframe and galaxy names as attributes.</text:p>
      <text:p text:style-name="P10"/>
      <text:p text:style-name="P4">do_forecut<text:span text:style-name="T1">()</text:span></text:p>
      <text:p text:style-name="P4"><text:span text:style-name="T1"/></text:p>
      <text:p text:style-name="P4"><text:span text:style-name="T1">Carries out j-k colour cut on data, based on specified colour in the forecuts list.</text:span></text:p>
      <text:p text:style-name="P4"><text:span text:style-name="T1"/></text:p>
      <text:p text:style-name="P4">do_trgbcut()</text:p>
      <text:p text:style-name="P4"><text:span text:style-name="T1"/></text:p>
      <text:p text:style-name="P4"><text:span text:style-name="T1">Carries out k magnitude cut on data, based on specified mag in the trgbcuts list.</text:span></text:p>
      <text:p text:style-name="P4"><text:span text:style-name="T1"/></text:p>
      <text:p text:style-name="P4">do_CM_cut()</text:p>
      <text:p text:style-name="P4"/>
      <text:p text:style-name="P11">Carries out j-h and h-k cut on data, separating into C and M stars, based on specified colours in hkcuts and jhcuts lists.</text:p>
      <text:p text:style-name="P11"/>
      <text:p text:style-name="P5">gaia_remove(<text:span text:style-name="T1">path</text:span>)</text:p>
      <text:p text:style-name="P5"/>
      <text:p text:style-name="P12">Takes in path to csv of crossmatched gaia/ukirt data, wipes unreliable Gaia data with high astrometric noise, then wipes UKIRT data with well measured parallaxes/pm in the Gaia dataset.</text:p>
      <text:p text:style-name="P12"/>
      <text:p text:style-name="P5">save_to_parquet(<text:span text:style-name="T1">path</text:span>)</text:p>
      <text:p text:style-name="P5"/>
      <text:p text:style-name="P12">Saves galaxy data to binary file in location specified by path</text:p>
      <text:p text:style-name="P12"/>
      <text:p text:style-name="P5">cm_save_to_parquet(<text:span text:style-name="T1">mpath, cpath)</text:span></text:p>
      <text:p text:style-name="P5"/>
      <text:p text:style-name="P12">Saves galaxy m-star data and c-star data into two separate binary files, specified by mpath and cpath.</text:p>
      <text:p text:style-name="P12"/>
      <text:p text:style-name="P5">save_to_csv(<text:span text:style-name="T1">path</text:span>)</text:p>
      <text:p text:style-name="P5"/>
      <text:p text:style-name="P12">Saves galaxy data to csv and adds orig_index column, <text:span text:style-name="T3">used before crossmatching.</text:span></text:p>
      <text:p text:style-name="P1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data_reader: <text:span text:style-name="T11">For reading in data from intermediate files</text:span></text:p>
      <text:p text:style-name="P21"><text:span text:style-name="T11"/></text:p>
      <text:p text:style-name="P21"><text:span text:style-name="T11">*INHERITS FROM data_loader*</text:span></text:p>
      <text:p text:style-name="P21"><text:span text:style-name="T10"/></text:p>
      <text:p text:style-name="P21"><text:span text:style-name="T10">init (</text:span><text:span text:style-name="T11">stage(str), galaxy(str)</text:span><text:span text:style-name="T10">)</text:span></text:p>
      <text:p text:style-name="P21"><text:span text:style-name="T10"/></text:p>
      <text:p text:style-name="P15"><text:span text:style-name="T10">Reads in specified galaxy data at specified stage of analysis, from intermediate files.</text:span></text:p>
      <text:p text:style-name="P15"><text:span text:style-name="T10"/></text:p>
      <text:p text:style-name="P22"><text:span text:style-name="T10">find_FEH()</text:span></text:p>
      <text:p text:style-name="P22"><text:span text:style-name="T11"/></text:p>
      <text:p text:style-name="P22"><text:span text:style-name="T11">Calculates total [Fe/H] across entire FOV of galaxy. Only runs if stage==’cm’</text:span></text:p>
      <text:p text:style-name="P21"><text:span text:style-name="T10"/></text:p>
      <text:p text:style-name="P21"><text:span text:style-name="T10"/></text:p>
      <text:p text:style-name="P42"><text:span text:style-name="T12"/></text:p>
      <text:p text:style-name="P34"><text:span text:style-name="T12"/></text:p>
      <text:p text:style-name="P35"><text:span text:style-name="T7">far_</text:span><text:span text:style-name="T6">background_constructor: </text:span><text:span text:style-name="T14">Method for creating </text:span><text:span text:style-name="T13">flat background values for further subtraction, for NGC147 and NGC185 only</text:span></text:p>
      <text:p text:style-name="P35"><text:span text:style-name="T13"/></text:p>
      <text:p text:style-name="P36"><text:span text:style-name="T11">*INHERITS FROM data_reader*</text:span></text:p>
      <text:p text:style-name="P36"><text:span text:style-name="T11"/></text:p>
      <text:p text:style-name="P6"><text:span text:style-name="T10">init: same as </text:span><text:span text:style-name="T4">data_reader</text:span></text:p>
      <text:p text:style-name="P6"><text:span text:style-name="T4"/></text:p>
      <text:p text:style-name="P32">find_background_density_border(<text:span text:style-name="T1">stars(string))</text:span></text:p>
      <text:p text:style-name="P32"><text:span text:style-name="T1"/></text:p>
      <text:p text:style-name="P32"><text:span text:style-name="T1">Produces flat background value for ‘agb’, ‘c’ or ‘m’ star types, in sources/degree^2 </text:span></text:p>
      <text:p text:style-name="P34"><text:span text:style-name="T12"/></text:p>
      <text:p text:style-name="P34"><text:span text:style-name="T12"/></text:p>
      <text:p text:style-name="P37"><text:span text:style-name="T8">data_processor: </text:span><text:span text:style-name="T16">Creates </text:span><text:span text:style-name="T15">radial </text:span><text:span text:style-name="T16">distributions for NGC147 and NGC185 only</text:span></text:p>
      <text:p text:style-name="P24"><text:span text:style-name="T11"/></text:p>
      <text:p text:style-name="P24"><text:span text:style-name="T11">*INHERITS FROM data_reader* </text:span></text:p>
      <text:p text:style-name="P24"><text:span text:style-name="T11"/></text:p>
      <text:p text:style-name="P24"><text:span text:style-name="T10">init: Same as </text:span>data_reader</text:p>
      <text:p text:style-name="P24"/>
      <text:p text:style-name="P31">construct_slices(<text:span text:style-name="T1">stars(str),a_width(float))</text:span></text:p>
      <text:p text:style-name="P31"><text:span text:style-name="T1"/></text:p>
      <text:p text:style-name="P31"><text:span text:style-name="T1">Slices data into elliptical segments, ellipticities and rotations are written into code and depend on galaxy chosen. Slices contain agb stars, c stars or m stars depending on stars argument. Options are (‘agb’,’c’,’m’).</text:span></text:p>
      <text:p text:style-name="P31"/>
      <text:p text:style-name="P25"><text:span text:style-name="T10">find_FEH_slices(</text:span><text:span text:style-name="T11">m_background(float), c_background(float))</text:span></text:p>
      <text:p text:style-name="P23"><text:span text:style-name="T11"/></text:p>
      <text:p text:style-name="P25"><text:span text:style-name="T11">Takes in m and c background floats, carries out subtraction and calculates C/M and [Fe/H] for each radial slice created by </text:span><text:span text:style-name="T10">construct_slices</text:span></text:p>
      <text:p text:style-name="P25"><text:span text:style-name="T10"/></text:p>
      <text:p text:style-name="P25"><text:span text:style-name="T10">fit_slice_count_profile(</text:span><text:span text:style-name="T11">background_deg, crowding_num</text:span><text:span text:style-name="T10">)</text:span></text:p>
      <text:p text:style-name="P25"><text:span text:style-name="T10"/></text:p>
      <text:p text:style-name="P16"><text:span text:style-name="T10">Carries out background subtraction for ngc147 and ngc185 agb density profiles and fits sersic profile to it.</text:span></text:p>
      <text:p text:style-name="P16"><text:span text:style-name="T10"/></text:p>
      <text:p text:style-name="P26"><text:span text:style-name="T10">overplot_ellipses(</text:span><text:span text:style-name="T11">ellipticity(float),a_inner(float),a_outer(float),PA(float)</text:span><text:span text:style-name="T10">)</text:span></text:p>
      <text:p text:style-name="P26"><text:span text:style-name="T10"/></text:p>
      <text:p text:style-name="P17"><text:soft-page-break/><text:span text:style-name="T10">Plots spatial distribution, with elliptical slices over it, defined by function arguments. Generally just for verifying elliptical properties in </text:span><text:span text:style-name="T23">construct_slices</text:span><text:span text:style-name="T10"> are correct.</text:span></text:p>
      <text:p text:style-name="P17"><text:span text:style-name="T10"/></text:p>
      <text:p text:style-name="P38"><text:span text:style-name="T9">close_background_constructor: </text:span><text:span text:style-name="T15">Creates </text:span><text:span text:style-name="T19">backgrounds</text:span><text:span text:style-name="T15"> for NGC205 and M32 only</text:span></text:p>
      <text:p text:style-name="P27"><text:span text:style-name="T11"/></text:p>
      <text:p text:style-name="P27"><text:span text:style-name="T11">*INHERITS FROM data_processor*</text:span></text:p>
      <text:p text:style-name="P27"><text:span text:style-name="T11"/></text:p>
      <text:p text:style-name="P27"><text:span text:style-name="T10">init: Same as </text:span>data_reader</text:p>
      <text:p text:style-name="P17"><text:span text:style-name="T10"/></text:p>
      <text:p text:style-name="P27"><text:span text:style-name="T10">find_background_grad(</text:span><text:span text:style-name="T11">stars,</text:span><text:span text:style-name="T17">show_figure(bool</text:span><text:span text:style-name="T11">)</text:span><text:span text:style-name="T17">)</text:span></text:p>
      <text:p text:style-name="P27"><text:span text:style-name="T11"/></text:p>
      <text:p text:style-name="P27"><text:span text:style-name="T11">Creates dataframe with background density of specified star (agb, c, m) in alpha direction. </text:span><text:span text:style-name="T17">Displays images of rotated data if show_figure ==True</text:span></text:p>
      <text:p text:style-name="P27"><text:span text:style-name="T11"/></text:p>
      <text:p text:style-name="P28"><text:span text:style-name="T10">fit_close_background()</text:span></text:p>
      <text:p text:style-name="P28"><text:span text:style-name="T10"/></text:p>
      <text:p text:style-name="P18"><text:span text:style-name="T10">Fits a </text:span><text:span text:style-name="T25">S</text:span><text:span text:style-name="T10">ersic profile to background defined by </text:span><text:span text:style-name="T23">find_background_grad</text:span></text:p>
      <text:p text:style-name="P18"><text:span text:style-name="T23"/></text:p>
      <text:p text:style-name="P19"><text:span text:style-name="T23">find_close_slice_profile()</text:span></text:p>
      <text:p text:style-name="P19"><text:span text:style-name="T23"/></text:p>
      <text:p text:style-name="P39"><text:span text:style-name="T18">Corrects slice density distribution for the background defined in upper two methods. </text:span><text:span text:style-name="T20">Saves distribution for chosen star type in find_background_grad to file in ‘unfit_background_corrected_profiles’. </text:span><text:span text:style-name="T18">MUST BE RUN AFTER ABOVE TWO METHODS, AND </text:span><text:span text:style-name="T24">construct_slices </text:span><text:span text:style-name="T18">IN THE SAME INSTANCE</text:span></text:p>
      <text:p text:style-name="P27"><text:span text:style-name="T11"/></text:p>
      <text:p text:style-name="P26">close_data_processor: <text:span text:style-name="T19">Creates radial distributions for NGC205 and M32 only. <text:s/>Methods in </text:span><text:span text:style-name="T26">close_background_constructor</text:span><text:span text:style-name="T19"> must have been run to create the appropriate intermediate files.</text:span></text:p>
      <text:p text:style-name="P26"><text:span text:style-name="T19"/></text:p>
      <text:p text:style-name="P26"><text:span text:style-name="T19">*INHERITS FROM data_processor*</text:span></text:p>
      <text:p text:style-name="P26"><text:span text:style-name="T19"/></text:p>
      <text:p text:style-name="P29"><text:span text:style-name="T26">i</text:span><text:span text:style-name="T10">nit: Same as </text:span>data_processor</text:p>
      <text:p text:style-name="P29"/>
      <text:p text:style-name="P33">get_close_FEH_slices()</text:p>
      <text:p text:style-name="P33"/>
      <text:p text:style-name="P40"><text:span text:style-name="T20">Graphs and displays </text:span><text:span text:style-name="T21">[Fe/H] </text:span><text:span text:style-name="T20">distribution from intermediate background corrected profiles in ‘unfit_background_corrected_profiles’. </text:span><text:span text:style-name="T21">Also prints avg [Fe/H] from slices.</text:span></text:p>
      <text:p text:style-name="P40"><text:span text:style-name="T21"/></text:p>
      <text:p text:style-name="P7"><text:span text:style-name="T27">f</text:span><text:span text:style-name="T10">it_close_slice_count_profile()</text:span></text:p>
      <text:p text:style-name="P7"><text:span text:style-name="T10"/></text:p>
      <text:p text:style-name="P41"><text:span text:style-name="T22">Fits sersic profile to AGB density profile for NGC205 and M32 only.</text:span></text:p>
      <text:p text:style-name="P26"><text:span text:style-name="T19"/></text:p>
      <text:p text:style-name="P26"><text:span text:style-name="T19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30"><text:soft-page-break/>Bookkeeping: <text:span text:style-name="T11">Class to carry out all initial data processing and colour cuts, using data_loader and data_reader</text:span></text:p>
      <text:p text:style-name="P30"><text:span text:style-name="T11"/></text:p>
      <text:p text:style-name="P30"><text:span text:style-name="T10">init()</text:span></text:p>
      <text:p text:style-name="P30"><text:span text:style-name="T10"/></text:p>
      <text:p text:style-name="P20"><text:span text:style-name="T10">Defines necessary class attribute functions</text:span></text:p>
      <text:p text:style-name="P20"><text:span text:style-name="T10"/></text:p>
      <text:p text:style-name="P30"><text:span text:style-name="T10">update_from_scratch()</text:span></text:p>
      <text:p text:style-name="P30"><text:span text:style-name="T10"/></text:p>
      <text:p text:style-name="P20"><text:span text:style-name="T10">Starting from initial data, processes all data for dE stars from initial data to C and M datasets with topcat crossmatching</text:span></text:p>
      <text:p text:style-name="P20"><text:span text:style-name="T10"/></text:p>
      <text:p text:style-name="P30"><text:span text:style-name="T10">make_cls_crossed_data()</text:span></text:p>
      <text:p text:style-name="P30"><text:span text:style-name="T10"/></text:p>
      <text:p text:style-name="P20"><text:span text:style-name="T10">Carries out crossmatching process on initial data only after cls cuts, to demonstrate the change in density of foreground sequences in UKIRT dataset.</text:span></text:p>
      <text:p text:style-name="P23"><text:span text:style-name="T11"/></text:p>
      <text:p text:style-name="P23"><text:span text:style-name="T11"/></text:p>
      <text:p text:style-name="P23"><text:span text:style-name="T11"/></text:p>
      <text:p text:style-name="P12"/>
      <text:p text:style-name="P12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2:18:24.098041637</meta:creation-date>
    <dc:date>2020-09-29T14:29:01.512958098</dc:date>
    <meta:editing-duration>PT1H7M31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4" meta:paragraph-count="64" meta:word-count="581" meta:character-count="4467" meta:non-whitespace-character-count="3947"/>
  </office:meta>
</office:document-meta>
</file>